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</table:table>
      <table:named-expressions/>
      <table:database-ranges>
        <table:database-range table:name="__Anonymous_Sheet_DB__0" table:target-range-address="Munkalap1.B2:Munkalap1.C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00.00.00</text:date>, <text:time style:data-style-name="N2" text:time-value="10:29:01.857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3T08:51:26.273000000</meta:creation-date>
    <dc:date>2020-09-07T10:29:15.226000000</dc:date>
    <meta:editing-duration>PT3M16S</meta:editing-duration>
    <meta:editing-cycles>3</meta:editing-cycles>
    <meta:generator>LibreOfficeDev/7.1.0.0.alpha0$Windows_X86_64 LibreOffice_project/37ceb60a0561540230ca57da6eec427e9332f645</meta:generator>
    <meta:document-statistic meta:table-count="1" meta:cell-count="6" meta:object-count="0"/>
  </office:meta>
</office:document-meta>
</file>